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14eb" officeooo:paragraph-rsid="000414eb"/>
    </style:style>
    <style:style style:name="P2" style:family="paragraph" style:parent-style-name="Standard">
      <style:text-properties officeooo:rsid="000414eb" officeooo:paragraph-rsid="00050217"/>
    </style:style>
    <style:style style:name="P3" style:family="paragraph" style:parent-style-name="Standard">
      <style:text-properties officeooo:paragraph-rsid="000414eb"/>
    </style:style>
    <style:style style:name="P4" style:family="paragraph" style:parent-style-name="Standard">
      <style:text-properties officeooo:rsid="00050217" officeooo:paragraph-rsid="00050217"/>
    </style:style>
    <style:style style:name="T1" style:family="text">
      <style:text-properties officeooo:rsid="000414eb"/>
    </style:style>
    <style:style style:name="T2" style:family="text">
      <style:text-properties officeooo:rsid="00050217"/>
    </style:style>
    <style:style style:name="T3" style:family="text">
      <style:text-properties officeooo:rsid="000702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dania zawodowe<text:line-break/>A <text:s/>Zadania technologiczne</text:p>
      <text:p text:style-name="P1">Uważam że wszystkie są kompletne, ponieważ mam doświadczenie w projektowaniu projektu , pisaniu go i testowanie, jedynie nigdy nie prowadziłam prac badawczych</text:p>
      <text:p text:style-name="P1"/>
      <text:p text:style-name="P1">B Zadania organizacyjne</text:p>
      <text:p text:style-name="P3"><text:span text:style-name="T1">W moim przypadku organizowanie stanowiska pracy i prowadzenie dokumentacji jest na dobry poziome i mi znajome, niestety koordynowanie </text:span>pracy zespołu projektowego <text:span text:style-name="T1">nie jest moją mocna strona, ponieważ nie jestem dobrym liderem</text:span></text:p>
      <text:p text:style-name="P3"/>
      <text:p text:style-name="P3">C Zadania kierowania i współpracy w ramach realizacji projektu informatycznego </text:p>
      <text:p text:style-name="P1"/>
      <text:p text:style-name="P3"><text:span text:style-name="T1">Współpraca z klientem i organizowanie </text:span>procesu tworzenia systemu informatycznego <text:span text:style-name="T1">jest mi znajome, ponieważ umiem rozmawiać z klientem <text:s/>o funkcjonalnościach projektu i następnie pokazanie mu prototypu oraz omówienia poprawek. Dla pozostałych moja kompetencja nie jest zasadna, ponieważ nigdy nie zajmowałam się z</text:span>arządzanie budżetem, <text:span text:style-name="T1">kierowaniem </text:span>zasobami ludzkim, <text:span text:style-name="T1">ani podejmowanie działalności marketingowej.</text:span></text:p>
      <text:p text:style-name="P3"/>
      <text:p text:style-name="P3">D Zadania kontroli i oceny jakości systemów informatycznych </text:p>
      <text:p text:style-name="P3"/>
      <text:p text:style-name="P1">Uważam że moja kompetencja nie jest kompleta, gdyż chociaż potrafie ustanowić i trzymać się standardów to nie mam doświadczenia aby nadzorować prace innych osób.</text:p>
      <text:p text:style-name="P1"/>
      <text:p text:style-name="P1">Formularz2</text:p>
      <text:p text:style-name="P1"/>
      <text:p text:style-name="P3"><text:span text:style-name="T1">A1 </text:span>Opracowanie projektu systemu informatycznego z wykorzystaniem najnowszych osiągnięć nauki i techniki (metodyk, metod i narzędzi CASE) </text:p>
      <text:p text:style-name="P3"/>
      <text:p text:style-name="P1">Moja kompetencja jest zasadna, ponieważ mam doświadczenie z projektowania dokumentacji</text:p>
      <text:p text:style-name="P1"><text:s/>i używałam do tego CASE i innych narzędzi</text:p>
      <text:p text:style-name="P1"/>
      <text:p text:style-name="P3"><text:span text:style-name="T1">A2 </text:span>Opracowanie dokumentacji technicznej systemu informatycznego </text:p>
      <text:p text:style-name="P3"/>
      <text:p text:style-name="P1">Moja kompetencja jest kompletna, ponieważ mam doświadczenie z projektowania dokumentacji</text:p>
      <text:p text:style-name="P1"><text:s/>i używałam do tego CASE i innych narzędzi. Nie wszystkie pojęcia znam w 100% ale nie widze problemu bym się ich douczyła</text:p>
      <text:p text:style-name="P1"/>
      <text:p text:style-name="P3"><text:span text:style-name="T1">A3 </text:span>Wykonanie prototypu systemu informatycznego </text:p>
      <text:p text:style-name="P1"/>
      <text:p text:style-name="P1">W moim przypadku kompetencja do tego zadania jest kompletna, ponieważ mam doświadczenie z tworzeniem projektu dla osoby trzeciej na podstanie jego funkcjonalności, w tym pokazaniu prototypu i naprawienie błędów.</text:p>
      <text:p text:style-name="P1"/>
      <text:p text:style-name="P1">A-4 Testowanie i wdrażanie systemu informatycznego </text:p>
      <text:p text:style-name="P1"/>
      <text:p text:style-name="P1">W moim przypadku kompetencja do tego zadania jest kompletna, ponieważ mam doświadczenie z pisaniem testów do projektu i bardzo pasjonuje mnie myślenia testów koniecznych do sprawdzenia poprawności projektu</text:p>
      <text:p text:style-name="P1"/>
      <text:p text:style-name="P1">A-5 Prowadzenie prac badawczych i rozwojowych w obszarze systemu informatycznego </text:p>
      <text:p text:style-name="P1"/>
      <text:p text:style-name="P1"><text:soft-page-break/>W moim przypadku kompetencja do tego zadania jest zasadna, ponieważ potrafie naprawiać zgłaszanie problemy i analizować dokumenty nawet w języku angielskim</text:p>
      <text:p text:style-name="P1"/>
      <text:p text:style-name="P4">B</text:p>
      <text:p text:style-name="P4">B-1 Organizowanie stanowiska pracy </text:p>
      <text:p text:style-name="P1"/>
      <text:p text:style-name="P2">W moim przypadku kompetencja do tego zadania jest zasadna, ponieważ <text:span text:style-name="T2">znam podstawy ergonomi </text:span><text:span text:style-name="T3">i utrzymuje porządek na stanowisku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6T08:49:25.231000000</meta:creation-date>
    <dc:date>2025-10-06T09:28:39.422000000</dc:date>
    <meta:editing-duration>PT39M13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24" meta:word-count="348" meta:character-count="2610" meta:non-whitespace-character-count="2274"/>
  </office:meta>
</office:document-meta>
</file>